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a19" officeooo:paragraph-rsid="0044b8fe"/>
    </style:style>
    <style:style style:name="P2" style:family="paragraph" style:parent-style-name="Text_20_body">
      <style:text-properties officeooo:rsid="002aa101" officeooo:paragraph-rsid="0044b8fe"/>
    </style:style>
    <style:style style:name="P3" style:family="paragraph" style:parent-style-name="Text_20_body">
      <style:text-properties officeooo:rsid="00470f4f" officeooo:paragraph-rsid="00470f4f"/>
    </style:style>
    <style:style style:name="P4" style:family="paragraph" style:parent-style-name="Text_20_body">
      <style:text-properties officeooo:rsid="0048fa1c" officeooo:paragraph-rsid="0048fa1c"/>
    </style:style>
    <style:style style:name="P5" style:family="paragraph" style:parent-style-name="Text_20_body">
      <style:text-properties officeooo:rsid="004a6a0a" officeooo:paragraph-rsid="004a6a0a"/>
    </style:style>
    <style:style style:name="P6" style:family="paragraph" style:parent-style-name="Heading_20_1" style:master-page-name="Right_20_Page">
      <style:paragraph-properties style:page-number="auto"/>
      <style:text-properties officeooo:rsid="004a6a0a" officeooo:paragraph-rsid="004a6a0a"/>
    </style:style>
    <style:style style:name="P7" style:family="paragraph" style:parent-style-name="Heading_20_2">
      <style:text-properties officeooo:paragraph-rsid="0044b8fe"/>
    </style:style>
    <style:style style:name="P8" style:family="paragraph" style:parent-style-name="Heading_20_3">
      <style:text-properties officeooo:paragraph-rsid="0044b8fe"/>
    </style:style>
    <style:style style:name="P9" style:family="paragraph" style:parent-style-name="Heading_20_3">
      <style:text-properties officeooo:rsid="004a6a0a" officeooo:paragraph-rsid="004a6a0a"/>
    </style:style>
    <style:style style:name="P10" style:family="paragraph" style:parent-style-name="Heading_20_3">
      <style:text-properties officeooo:paragraph-rsid="004a6a0a"/>
    </style:style>
    <style:style style:name="P11" style:family="paragraph" style:parent-style-name="Heading_20_3">
      <style:paragraph-properties fo:margin-top="0.199cm" fo:margin-bottom="0.199cm" loext:contextual-spacing="false"/>
    </style:style>
    <style:style style:name="P12" style:family="paragraph" style:parent-style-name="Heading_20_3">
      <style:paragraph-properties fo:margin-top="0.101cm" fo:margin-bottom="0.101cm" loext:contextual-spacing="false"/>
    </style:style>
    <style:style style:name="T1" style:family="text">
      <style:text-properties officeooo:rsid="00238a19"/>
    </style:style>
    <style:style style:name="T2" style:family="text">
      <style:text-properties officeooo:rsid="002aa101"/>
    </style:style>
    <style:style style:name="T3" style:family="text">
      <style:text-properties officeooo:rsid="004a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He's Got The Whole World in His Hands</text:h>
      <text:h text:style-name="P7" text:outline-level="2">(Traditional)</text:h>
      <text:h text:style-name="P9" text:outline-level="3">[CHORUS]</text:h>
      <text:p text:style-name="P5">G <text:s text:c="57"/></text:p>
      <text:p text:style-name="P5">He's got the whole world in His hands </text:p>
      <text:p text:style-name="P5"><text:s text:c="13"/>D7 </text:p>
      <text:p text:style-name="P5">He's got the whole wide world in His hands</text:p>
      <text:p text:style-name="P5"><text:s text:c="13"/>G <text:s text:c="36"/></text:p>
      <text:p text:style-name="P5">He's got the whole world in His hands </text:p>
      <text:p text:style-name="P5"><text:s text:c="13"/>D7 <text:s text:c="16"/>G</text:p>
      <text:p text:style-name="P5">He's got the whole world in His hands</text:p>
      <text:h text:style-name="Heading_20_3" text:outline-level="3">[VERSE <text:span text:style-name="T3">1</text:span>]</text:h>
      <text:p text:style-name="P5">G</text:p>
      <text:p text:style-name="P5">He's got the little bitty babies in His hands </text:p>
      <text:p text:style-name="P5"><text:s text:c="13"/>D7 </text:p>
      <text:p text:style-name="P5">He's got the little babies in His hands</text:p>
      <text:p text:style-name="P5"><text:s text:c="13"/>G <text:s text:c="46"/></text:p>
      <text:p text:style-name="P5">He's got the little bitty babies in His hands </text:p>
      <text:p text:style-name="P5"><text:s text:c="13"/>D7 <text:s text:c="16"/>G <text:s text:c="2"/></text:p>
      <text:p text:style-name="P5">He's got the whole world in His hands</text:p>
      <text:h text:style-name="Heading_20_3" text:outline-level="3">[CHORUS]</text:h>
      <text:p text:style-name="P5">G <text:s text:c="38"/></text:p>
      <text:p text:style-name="P5">He's got the whole world in His hands </text:p>
      <text:p text:style-name="P5"><text:s text:c="13"/>D7 <text:s/></text:p>
      <text:p text:style-name="P5">He's got the whole wide world in His hands</text:p>
      <text:p text:style-name="P5"><text:s text:c="13"/>G <text:s text:c="18"/></text:p>
      <text:p text:style-name="P5">He's got the whole world in His hands </text:p>
      <text:p text:style-name="P5"><text:s text:c="13"/>D7 <text:s text:c="16"/>G</text:p>
      <text:p text:style-name="P5">He's got the whole world in His hands</text:p>
      <text:h text:style-name="Heading_20_3" text:outline-level="3">[VERSE <text:span text:style-name="T3">2</text:span>]</text:h>
      <text:p text:style-name="P5">G <text:s text:c="11"/></text:p>
      <text:p text:style-name="P5">He's got the wind and the rain in His hands </text:p>
      <text:p text:style-name="P5"><text:s text:c="13"/>D7 </text:p>
      <text:p text:style-name="P5">He's got the wind and the rain in His hands</text:p>
      <text:p text:style-name="P5"><text:soft-page-break/><text:s text:c="13"/>G <text:s text:c="20"/></text:p>
      <text:p text:style-name="P5">He's got the wind and the rain in His hands </text:p>
      <text:p text:style-name="P5"><text:s text:c="13"/>D7 <text:s text:c="16"/>G</text:p>
      <text:p text:style-name="P5">He's got the whole world in His hands</text:p>
      <text:h text:style-name="Heading_20_3" text:outline-level="3">[CHORUS]</text:h>
      <text:p text:style-name="P5">G</text:p>
      <text:p text:style-name="P5">He's got the whole world in His hands </text:p>
      <text:p text:style-name="P5"><text:s text:c="13"/>D7</text:p>
      <text:p text:style-name="P5">He's got the whole wide world in His hands</text:p>
      <text:p text:style-name="P5"><text:s text:c="13"/>G <text:s text:c="21"/></text:p>
      <text:p text:style-name="P5">He's got the whole world in His hands </text:p>
      <text:p text:style-name="P5"><text:s text:c="13"/>D7 <text:s text:c="16"/>G</text:p>
      <text:p text:style-name="P5">He's got the whole world in His hands</text:p>
      <text:h text:style-name="Heading_20_3" text:outline-level="3">[VERSE <text:span text:style-name="T3">3</text:span>]</text:h>
      <text:p text:style-name="P5">G</text:p>
      <text:p text:style-name="P5">He's got everybody here in His hands </text:p>
      <text:p text:style-name="P5"><text:s text:c="11"/>D7 </text:p>
      <text:p text:style-name="P5">He's got everybody here in His hands</text:p>
      <text:p text:style-name="P5"><text:s text:c="11"/>G <text:s text:c="23"/></text:p>
      <text:p text:style-name="P5">He's got everybody here in His hands </text:p>
      <text:p text:style-name="P5"><text:s text:c="13"/>D7 <text:s text:c="16"/>G </text:p>
      <text:p text:style-name="P5">He's got the whole world in His hands</text:p>
      <text:h text:style-name="P10" text:outline-level="3">[CHORUS]</text:h>
      <text:p text:style-name="P5">G</text:p>
      <text:p text:style-name="P5">He's got the whole world in His hands </text:p>
      <text:p text:style-name="P5"><text:s text:c="13"/>D7</text:p>
      <text:p text:style-name="P5">He's got the whole wide world in His hands</text:p>
      <text:p text:style-name="P5"><text:s text:c="13"/>G <text:s text:c="21"/></text:p>
      <text:p text:style-name="P5">He's got the whole world in His hands </text:p>
      <text:p text:style-name="P5"><text:s text:c="13"/>D7 <text:s text:c="16"/>G</text:p>
      <text:p text:style-name="P5">He's got the whole world in His ha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Arial, Helvetica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0M44S</meta:editing-duration>
    <meta:editing-cycles>54</meta:editing-cycles>
    <meta:generator>LibreOffice/5.2.7.2$MacOSX_X86_64 LibreOffice_project/2b7f1e640c46ceb28adf43ee075a6e8b8439ed10</meta:generator>
    <dc:title>Lyrics + Chords</dc:title>
    <dc:date>2017-08-01T12:10:37.191159000</dc:date>
    <meta:print-date>2017-04-03T12:23:29.985893000</meta:print-date>
    <meta:document-statistic meta:table-count="0" meta:image-count="0" meta:object-count="0" meta:page-count="2" meta:paragraph-count="65" meta:word-count="287" meta:character-count="1960" meta:non-whitespace-character-count="10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